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'Courier New', Courier"/>
    <style:font-face style:name="sans-serif" svg:font-family="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8d10"/>
    </style:style>
    <style:style style:name="P2" style:family="paragraph" style:parent-style-name="Text_20_body">
      <style:text-properties officeooo:paragraph-rsid="001fcdf8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64645" fo:letter-spacing="normal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64645" fo:letter-spacing="normal" style:font-name-asian="sans-serif" style:font-size-asian="9pt" style:font-style-asian="normal" style:font-weight-asian="normal"/>
    </style:style>
    <style:style style:name="P5" style:family="paragraph" style:parent-style-name="Heading_20_10">
      <style:text-properties officeooo:paragraph-rsid="001d8d10"/>
    </style:style>
    <style:style style:name="P6" style:family="paragraph" style:parent-style-name="Heading_20_10">
      <style:text-properties officeooo:paragraph-rsid="001f0c94"/>
    </style:style>
    <style:style style:name="P7" style:family="paragraph" style:parent-style-name="Heading_20_10">
      <style:text-properties officeooo:paragraph-rsid="001fcdf8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 fo:background-color="#f9f9f9" fo:padding="0.049cm" fo:border="0.06pt dashed #2f6fab" style:writing-mode="lr-tb">
        <style:background-image/>
      </style:paragraph-properties>
      <style:text-properties fo:font-variant="normal" fo:text-transform="none" fo:color="#000000" fo:letter-spacing="normal" fo:background-color="#f8f8f8"/>
    </style:style>
    <style:style style:name="T1" style:family="text">
      <style:text-properties officeooo:rsid="001d8d10"/>
    </style:style>
    <style:style style:name="T2" style:family="text">
      <style:text-properties style:font-name="sans-serif" fo:font-size="9pt" fo:font-style="normal" fo:font-weight="bold"/>
    </style:style>
    <style:style style:name="T3" style:family="text">
      <style:text-properties style:font-name="sans-serif" fo:font-size="9pt" fo:font-style="normal" fo:font-weight="normal"/>
    </style:style>
    <style:style style:name="T4" style:family="text">
      <style:text-properties style:font-name-asian="sans-serif" style:font-size-asian="9pt" style:font-style-asian="normal" style:font-weight-asian="normal"/>
    </style:style>
    <style:style style:name="T5" style:family="text">
      <style:text-properties fo:font-variant="normal" fo:text-transform="none" fo:color="#464645" style:font-name="sans-serif" fo:font-size="9pt" fo:letter-spacing="normal" fo:font-style="normal" fo:font-weight="bold"/>
    </style:style>
    <style:style style:name="T6" style:family="text">
      <style:text-properties fo:font-variant="normal" fo:text-transform="none" fo:color="#464645" style:font-name="sans-serif" fo:font-size="9pt" fo:letter-spacing="normal" fo:font-style="normal" fo:font-weight="normal"/>
    </style:style>
    <style:style style:name="T7" style:family="text">
      <style:text-properties fo:font-variant="normal" fo:text-transform="none" fo:color="#464645" fo:letter-spacing="normal" style:font-name-asian="sans-serif" style:font-size-asian="9pt" style:font-style-asian="normal" style:font-weight-asian="normal"/>
    </style:style>
    <style:style style:name="T8" style:family="text">
      <style:text-properties fo:font-variant="normal" fo:text-transform="none" fo:color="#5a3696" style:text-line-through-style="none" style:text-line-through-type="none" style:font-name="sans-serif" fo:font-size="9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5a3696" style:text-line-through-style="none" style:text-line-through-type="none" fo:letter-spacing="normal" style:text-underline-style="none" style:text-blinking="false" style:font-name-asian="sans-serif" style:font-size-asian="9pt" style:font-style-asian="normal" style:font-weight-asian="normal"/>
    </style:style>
    <style:style style:name="T10" style:family="text">
      <style:text-properties style:font-name="monospace" fo:font-size="9pt" fo:font-style="normal" fo:font-weight="normal"/>
    </style:style>
    <style:style style:name="T11" style:family="text">
      <style:text-properties style:font-name="monospace" fo:font-size="9pt" fo:font-style="normal" fo:font-weight="normal" fo:padding="0cm" fo:border="none"/>
    </style:style>
    <style:style style:name="T12" style:family="text">
      <style:text-properties fo:color="#666666" style:font-name-asian="monospace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0" text:outline-level="10">例程：</text:h>
      <text:h text:style-name="P5" text:outline-level="10">analog_io_rampup.py <text:s text:c="4"/></text:h>
      <text:h text:style-name="Heading_20_10" text:outline-level="10">digital_io_blink.py <text:s text:c="14"/></text:h>
      <text:p text:style-name="Text_20_body">应该是某个灯会闪一下，但是没有找到</text:p>
      <text:h text:style-name="Heading_20_10" text:outline-level="10">gripper_action_client.py <text:s text:c="4"/></text:h>
      <text:h text:style-name="Heading_20_10" text:outline-level="10">gripper_cuff_control.py <text:s text:c="14"/></text:h>
      <text:h text:style-name="Heading_20_10" text:outline-level="10">gripper_joystick.py <text:s text:c="10"/></text:h>
      <text:h text:style-name="Heading_20_10" text:outline-level="10">gripper_keyboard.py <text:s text:c="2"/></text:h>
      <text:p text:style-name="Text_20_body"/>
      <text:h text:style-name="P7" text:outline-level="10">head_action_client.py <text:s text:c="4"/></text:h>
      <text:p text:style-name="P2"><text:span text:style-name="T7">从</text:span><text:a xlink:type="simple" xlink:href="http://sdk.rethinkrobotics.com/wiki/RSDK_Shell"><text:span text:style-name="T8">RSDK</text:span></text:a><text:a xlink:type="simple" xlink:href="http://sdk.rethinkrobotics.com/wiki/RSDK_Shell"><text:span text:style-name="T9">壳牌</text:span></text:a><text:span text:style-name="T7">，运行</text:span><text:span text:style-name="T5">head_action_server.py</text:span><text:span text:style-name="T7">从</text:span><text:span text:style-name="T6">baxter_interface</text:span><text:span text:style-name="T7">包：</text:span></text:p>
      <text:p text:style-name="P8"><text:s text:c="4"/><text:span text:style-name="T11">$ </text:span><text:span text:style-name="T10"><text:s/>rosrun <text:s/>baxter_interface <text:s/>head_action_server </text:span><text:span text:style-name="T12">。</text:span><text:span text:style-name="T10">PY</text:span></text:p>
      <text:p text:style-name="P3"><text:span text:style-name="T4">在另一个终端中，运行</text:span><text:span text:style-name="T3">baxter_examples</text:span><text:span text:style-name="T4">包中的</text:span><text:span text:style-name="T2">head_action_client.py</text:span><text:span text:style-name="T4">演示：</text:span></text:p>
      <text:p text:style-name="P8"><text:s text:c="4"/><text:span text:style-name="T11">$ </text:span><text:span text:style-name="T10"><text:s/>rosrun <text:s/>baxter_examples <text:s/>head_action_client </text:span><text:span text:style-name="T12">。</text:span><text:span text:style-name="T10">PY</text:span></text:p>
      <text:p text:style-name="P4">巴克斯特的头部将以命令的速度向左和向右平移到指令角度。</text:p>
      <text:h text:style-name="P7" text:outline-level="10"><text:s text:c="8"/></text:h>
      <text:h text:style-name="Heading_20_10" text:outline-level="10">head_wobbler.py </text:h>
      <text:p text:style-name="P1">转动头部 <text:s text:c="5"/></text:p>
      <text:h text:style-name="P6" text:outline-level="10">ik_service_client.py <text:s text:c="2"/></text:h>
      <text:h text:style-name="P6" text:outline-level="10"><text:s text:c="14"/></text:h>
      <text:h text:style-name="P6" text:outline-level="10">joint_recorder.py <text:s text:c="4"/></text:h>
      <text:p text:style-name="Text_20_body">记录动作 <text:s text:c="9"/></text:p>
      <text:h text:style-name="P6" text:outline-level="10">joint_position_file_playback.py <text:s text:c="3"/></text:h>
      <text:p text:style-name="Text_20_body">回放文件 <text:s/></text:p>
      <text:p text:style-name="Text_20_body"/>
      <text:h text:style-name="P6" text:outline-level="10">joint_position_joystick.py <text:s text:c="2"/></text:h>
      <text:p text:style-name="Text_20_body">使用操作杆控制 <text:s text:c="3"/></text:p>
      <text:h text:style-name="Heading_20_10" text:outline-level="10">joint_position_keyboard.py <text:s text:c="3"/></text:h>
      <text:p text:style-name="Text_20_body">使用键盘控制</text:p>
      <text:h text:style-name="Heading_20_10" text:outline-level="10">joint_position_waypoints.py <text:s text:c="4"/></text:h>
      <text:p text:style-name="Text_20_body">路径点？还没试</text:p>
      <text:h text:style-name="Heading_20_10" text:outline-level="10">JointSpringsExample.cfg <text:s text:c="5"/></text:h>
      <text:p text:style-name="Text_20_body"/>
      <text:h text:style-name="Heading_20_10" text:outline-level="10">joint_torque_springs.py <text:s text:c="2"/></text:h>
      <text:p text:style-name="Text_20_body">扭力弹簧？运行了会摆动，应该是测试弹力那一段关节？</text:p>
      <text:h text:style-name="Heading_20_10" text:outline-level="10"><text:soft-page-break/>joint_trajectory_client.py <text:s text:c="6"/></text:h>
      <text:h text:style-name="Heading_20_10" text:outline-level="10">joint_trajectory_file_playback.py <text:s text:c="9"/></text:h>
      <text:h text:style-name="Heading_20_10" text:outline-level="10">joint_velocity_puppet.py </text:h>
      <text:p text:style-name="Text_20_body">关节木偶；-l <text:span text:style-name="T1">left/right 以某只手臂为master， 另一只为slave</text:span> <text:s text:c="19"/></text:p>
      <text:h text:style-name="Heading_20_10" text:outline-level="10">joint_velocity_wobbler.py <text:s text:c="6"/></text:h>
      <text:p text:style-name="Text_20_body">两只手臂转动</text:p>
      <text:h text:style-name="Heading_20_10" text:outline-level="10">navigator_io.py <text:s text:c="2"/></text:h>
      <text:p text:style-name="Text_20_body">导航输入输出，可以看到导航按钮的输入（左手）/导航LED Blink</text:p>
      <text:h text:style-name="Heading_20_10" text:outline-level="10">send_urdf_fragment.py <text:s text:c="5"/></text:h>
      <text:h text:style-name="P6" text:outline-level="10">xdisplay_image.py <text:s text:c="10"/></text:h>
      <text:p text:style-name="Text_20_body">猜是显示图片，但是需要先往里面放文件吧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'Courier New', Courier"/>
    <style:font-face style:name="sans-serif" svg:font-family="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45:44.983107401</meta:creation-date>
    <dc:date>2018-09-27T15:46:46.660109467</dc:date>
    <meta:editing-duration>PT4M1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43" meta:word-count="241" meta:character-count="1133" meta:non-whitespace-character-count="903"/>
  </office:meta>
</office:document-meta>
</file>